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passive_ocean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ice_flower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lower_of_ic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ce_flower_restore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star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fast_frost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rost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rostball_chill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blizzard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whirlpool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[CENTER]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heart_of_magi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rt_of_chill</text:p>
          </table:table-cell>
          <table:table-cell table:number-columns-repeated="3"/>
          <table:table-cell office:value-type="string" calcext:value-type="string">
            <text:p>chilling_tid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urning_currents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0"/>
          <table:table-cell office:value-type="string" calcext:value-type="string">
            <text:p>crashing_rocks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9" office:value-type="string" calcext:value-type="string">
            <text:p>E</text:p>
          </table:table-cell>
          <table:table-cell table:number-columns-repeated="17"/>
          <table:table-cell table:number-columns-repeated="20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8:23:03.1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27T08:23:53.313000000</dc:date>
    <meta:editing-duration>PT30M56S</meta:editing-duration>
    <meta:editing-cycles>20</meta:editing-cycles>
    <meta:generator>Trio_Office/6.2.8.2$Windows_x86 LibreOffice_project/</meta:generator>
    <meta:document-statistic meta:table-count="1" meta:cell-count="236" meta:object-count="0"/>
  </office:meta>
</office:document-meta>
</file>